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937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e8a202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ffd8ce" style:text-align-source="fix" style:repeat-content="false" fo:border="0.99pt solid #b7b3ca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99pt solid #3465a4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99pt solid #2a6099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99pt solid #ff972f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dee6ef" style:text-align-source="fix" style:repeat-content="false" fo:border="0.99pt solid #b7b3ca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ffff6d" style:text-align-source="fix" style:repeat-content="false" fo:border="0.99pt solid #b7b3ca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f6f9d4" style:text-align-source="fix" style:repeat-content="false" fo:border="0.99pt solid #b7b3ca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99pt solid #ec9ba4"/>
      <style:paragraph-properties fo:text-align="center" fo:margin-left="0cm"/>
      <style:text-properties fo:font-size="11pt" style:font-size-asian="11pt" style:font-size-complex="11pt"/>
    </style:style>
    <style:style style:name="gr1" style:family="graphic">
      <style:graphic-properties draw:textarea-horizontal-align="justify" draw:textarea-vertical-align="middle" draw:auto-grow-height="false" fo:min-height="0.168cm" fo:min-width="1.648cm"/>
    </style:style>
    <style:style style:name="gr2" style:family="graphic">
      <style:graphic-properties draw:fill-color="#ffbf00" draw:textarea-horizontal-align="justify" draw:textarea-vertical-align="middle" draw:auto-grow-height="false" fo:min-height="1.043cm" fo:min-width="0.198cm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custom-shape draw:z-index="0" draw:style-name="gr1" draw:text-style-name="P1" svg:width="1.883cm" svg:height="0.336cm" svg:x="1.885cm" svg:y="23.8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draw:text-style-name="P2" svg:width="0.394cm" svg:height="1.192cm" svg:x="8.274cm" svg:y="24.00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1" table:number-columns-repeated="14" table:default-cell-style-name="ce2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Filtro Gaussiano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8" office:value-type="string" calcext:value-type="string">
            <text:p>x<text:span text:style-name="T1">-1,-1</text:span></text:p>
          </table:table-cell>
          <table:table-cell table:style-name="ce8" office:value-type="string" calcext:value-type="string">
            <text:p>x<text:span text:style-name="T1">-1,0</text:span></text:p>
          </table:table-cell>
          <table:table-cell table:style-name="ce8" office:value-type="string" calcext:value-type="string">
            <text:p>x<text:span text:style-name="T1">-1,1</text:span>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8" office:value-type="string" calcext:value-type="string">
            <text:p>x<text:span text:style-name="T1">0,-1</text:span></text:p>
          </table:table-cell>
          <table:table-cell table:style-name="ce8" office:value-type="string" calcext:value-type="string">
            <text:p>x<text:span text:style-name="T1">0,0</text:span></text:p>
          </table:table-cell>
          <table:table-cell table:style-name="ce8" office:value-type="string" calcext:value-type="string">
            <text:p>x<text:span text:style-name="T1">0,1</text:span>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8" office:value-type="string" calcext:value-type="string">
            <text:p>x<text:span text:style-name="T1">1,-1</text:span></text:p>
          </table:table-cell>
          <table:table-cell table:style-name="ce8" office:value-type="string" calcext:value-type="string">
            <text:p>x<text:span text:style-name="T1">1,0</text:span></text:p>
          </table:table-cell>
          <table:table-cell table:style-name="ce8" office:value-type="string" calcext:value-type="string">
            <text:p>x<text:span text:style-name="T1">1,1</text:span>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Filtro Gaussiano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9" table:formula="of:=EXP(-2/(2*1.85*1.85))" office:value-type="float" office:value="0.746631086483293" calcext:value-type="float">
            <text:p>0.746631086483293</text:p>
          </table:table-cell>
          <table:table-cell table:style-name="ce9" table:formula="of:=EXP(-1/(2*1.85*1.85))" office:value-type="float" office:value="0.864078171511868" calcext:value-type="float">
            <text:p>0.864078171511868</text:p>
          </table:table-cell>
          <table:table-cell table:style-name="ce9" table:formula="of:=EXP(-2/(2*1.85*1.85))" office:value-type="float" office:value="0.746631086483293" calcext:value-type="float">
            <text:p>0.74663108648329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table:formula="of:=EXP(-1/(2*1.85*1.85))" office:value-type="float" office:value="0.864078171511868" calcext:value-type="float">
            <text:p>0.86407817151186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EXP(-1/(2*1.85*1.85))" office:value-type="float" office:value="0.864078171511868" calcext:value-type="float">
            <text:p>0.864078171511868</text:p>
          </table:table-cell>
          <table:table-cell table:number-columns-repeated="2"/>
          <table:table-cell office:value-type="string" calcext:value-type="string">
            <text:p>Kte =</text:p>
          </table:table-cell>
          <table:table-cell table:formula="of:=13/[.C10]" office:value-type="float" office:value="17.4115439811531" calcext:value-type="float">
            <text:p>17.411543981153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table:formula="of:=EXP(-2/(2*1.85*1.85))" office:value-type="float" office:value="0.746631086483293" calcext:value-type="float">
            <text:p>0.746631086483293</text:p>
          </table:table-cell>
          <table:table-cell table:style-name="ce9" table:formula="of:=EXP(-1/(2*1.85*1.85))" office:value-type="float" office:value="0.864078171511868" calcext:value-type="float">
            <text:p>0.864078171511868</text:p>
          </table:table-cell>
          <table:table-cell table:style-name="ce9" table:formula="of:=EXP(-2/(2*1.85*1.85))" office:value-type="float" office:value="0.746631086483293" calcext:value-type="float">
            <text:p>0.74663108648329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Filtro Gaussiano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9" table:formula="of:=ROUND([.C10]*27)" office:value-type="float" office:value="20" calcext:value-type="float">
            <text:p>20</text:p>
          </table:table-cell>
          <table:table-cell table:style-name="ce9" table:formula="of:=ROUND([.D10]*27)" office:value-type="float" office:value="23" calcext:value-type="float">
            <text:p>23</text:p>
          </table:table-cell>
          <table:table-cell table:style-name="ce9" table:formula="of:=ROUND([.E10]*27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2" table:number-rows-spanned="1">
            <text:p>(1/199)*</text:p>
          </table:table-cell>
          <table:covered-table-cell/>
          <table:table-cell table:style-name="ce9" table:formula="of:=ROUND([.C11]*27)" office:value-type="float" office:value="23" calcext:value-type="float">
            <text:p>23</text:p>
          </table:table-cell>
          <table:table-cell table:style-name="ce9" table:formula="of:=ROUND([.D11]*27)" office:value-type="float" office:value="27" calcext:value-type="float">
            <text:p>27</text:p>
          </table:table-cell>
          <table:table-cell table:style-name="ce9" table:formula="of:=ROUND([.E11]*27)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 table:formula="of:=ROUND([.C12]*27)" office:value-type="float" office:value="20" calcext:value-type="float">
            <text:p>20</text:p>
          </table:table-cell>
          <table:table-cell table:style-name="ce9" table:formula="of:=ROUND([.D12]*27)" office:value-type="float" office:value="23" calcext:value-type="float">
            <text:p>23</text:p>
          </table:table-cell>
          <table:table-cell table:style-name="ce9" table:formula="of:=ROUND([.E12]*27)" office:value-type="float" office:value="20" calcext:value-type="float">
            <text:p>20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Imagen Original</text:p>
          </table:table-cell>
          <table:covered-table-cell table:number-columns-repeated="12"/>
          <table:table-cell/>
        </table:table-row>
        <table:table-row table:style-name="ro1">
          <table:table-cell/>
          <table:table-cell table:style-name="ce4" office:value-type="float" office:value="37" calcext:value-type="float">
            <text:p>3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38" calcext:value-type="float">
            <text:p>38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table:style-name="ce4" office:value-type="float" office:value="78" calcext:value-type="float">
            <text:p>78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76" calcext:value-type="float">
            <text:p>76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98" calcext:value-type="float">
            <text:p>98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2" table:style-name="ce12" office:value-type="float" office:value="217" calcext:value-type="float">
            <text:p>217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table:style-name="ce4" office:value-type="float" office:value="58" calcext:value-type="float">
            <text:p>5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17" calcext:value-type="float">
            <text:p>117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office:value-type="float" office:value="215" calcext:value-type="float">
            <text:p>215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252" calcext:value-type="float">
            <text:p>252</text:p>
          </table:table-cell>
          <table:table-cell/>
        </table:table-row>
        <table:table-row table:style-name="ro1">
          <table:table-cell/>
          <table:table-cell table:style-name="ce4" office:value-type="float" office:value="85" calcext:value-type="float">
            <text:p>85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2" table:style-name="ce4" office:value-type="float" office:value="116" calcext:value-type="float">
            <text:p>11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8" calcext:value-type="float">
            <text:p>68</text:p>
          </table:table-cell>
          <table:table-cell table:style-name="ce12" office:value-type="float" office:value="215" calcext:value-type="float">
            <text:p>215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table:style-name="ce4" office:value-type="float" office:value="76" calcext:value-type="float">
            <text:p>7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5" calcext:value-type="float">
            <text:p>65</text:p>
          </table:table-cell>
          <table:table-cell table:style-name="ce12" office:value-type="float" office:value="253" calcext:value-type="float">
            <text:p>253</text:p>
          </table:table-cell>
          <table:table-cell table:style-name="ce12" office:value-type="float" office:value="206" calcext:value-type="float">
            <text:p>206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207" calcext:value-type="float">
            <text:p>207</text:p>
          </table:table-cell>
          <table:table-cell/>
        </table:table-row>
        <table:table-row table:style-name="ro1">
          <table:table-cell/>
          <table:table-cell table:style-name="ce4" office:value-type="float" office:value="93" calcext:value-type="float">
            <text:p>9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2" calcext:value-type="float">
            <text:p>62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212" calcext:value-type="float">
            <text:p>212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table:style-name="ce4" office:value-type="float" office:value="47" calcext:value-type="float">
            <text:p>4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80" calcext:value-type="float">
            <text:p>80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201" calcext:value-type="float">
            <text:p>201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2" calcext:value-type="float">
            <text:p>72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242" calcext:value-type="float">
            <text:p>242</text:p>
          </table:table-cell>
          <table:table-cell table:style-name="ce12" office:value-type="float" office:value="254" calcext:value-type="float">
            <text:p>254</text:p>
          </table:table-cell>
          <table:table-cell/>
        </table:table-row>
        <table:table-row table:style-name="ro1">
          <table:table-cell/>
          <table:table-cell table:style-name="ce4" office:value-type="float" office:value="76" calcext:value-type="float">
            <text:p>7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7" calcext:value-type="float">
            <text:p>37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table:style-name="ce4" office:value-type="float" office:value="63" calcext:value-type="float">
            <text:p>6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97" calcext:value-type="float">
            <text:p>97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54" calcext:value-type="float">
            <text:p>254</text:p>
          </table:table-cell>
          <table:table-cell/>
        </table:table-row>
        <table:table-row table:style-name="ro1">
          <table:table-cell/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4" calcext:value-type="float">
            <text:p>104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213" calcext:value-type="float">
            <text:p>213</text:p>
          </table:table-cell>
          <table:table-cell/>
        </table:table-row>
        <table:table-row table:style-name="ro1">
          <table:table-cell/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7" calcext:value-type="float">
            <text:p>97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208" calcext:value-type="float">
            <text:p>208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215" calcext:value-type="float">
            <text:p>215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224" calcext:value-type="float">
            <text:p>224</text:p>
          </table:table-cell>
          <table:table-cell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9" calcext:value-type="float">
            <text:p>69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247" calcext:value-type="float">
            <text:p>247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01" calcext:value-type="float">
            <text:p>201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228" calcext:value-type="float">
            <text:p>228</text:p>
          </table:table-cell>
          <table:table-cell/>
        </table:table-row>
        <table:table-row table:style-name="ro1">
          <table:table-cell/>
          <table:table-cell table:style-name="ce4" office:value-type="float" office:value="80" calcext:value-type="float">
            <text:p>80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24" calcext:value-type="float">
            <text:p>124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212" calcext:value-type="float">
            <text:p>21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96" calcext:value-type="float">
            <text:p>196</text:p>
          </table:table-cell>
          <table:table-cell table:style-name="ce12"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table:style-name="ce4" office:value-type="float" office:value="64" calcext:value-type="float">
            <text:p>6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62" calcext:value-type="float">
            <text:p>62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218" calcext:value-type="float">
            <text:p>218</text:p>
          </table:table-cell>
          <table:table-cell/>
        </table:table-row>
        <table:table-row table:style-name="ro1">
          <table:table-cell/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2" calcext:value-type="float">
            <text:p>92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236" calcext:value-type="float">
            <text:p>236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office:value-type="float" office:value="201" calcext:value-type="float">
            <text:p>201</text:p>
          </table:table-cell>
          <table:table-cell table:style-name="ce12" office:value-type="float" office:value="239" calcext:value-type="float">
            <text:p>239</text:p>
          </table:table-cell>
          <table:table-cell/>
        </table:table-row>
        <table:table-row table:style-name="ro1">
          <table:table-cell/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float" office:value="217" calcext:value-type="float">
            <text:p>217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236" calcext:value-type="float">
            <text:p>236</text:p>
          </table:table-cell>
          <table:table-cell/>
        </table:table-row>
        <table:table-row table:style-name="ro1" table:number-rows-repeated="5">
          <table:table-cell table:number-columns-repeated="15"/>
        </table:table-row>
        <table:table-row table:style-name="ro3">
          <table:table-cell/>
          <table:table-cell table:style-name="ce5" office:value-type="string" calcext:value-type="string" table:number-columns-spanned="3" table:number-rows-spanned="1">
            <text:p>Detector de bordes horizontales G<text:span text:style-name="T1">x</text:span>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Detector de bordes horizontales G<text:span text:style-name="T1">y</text:span>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-2" calcext:value-type="float">
            <text:p>-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38" calcext:value-type="float">
            <text:p>38</text:p>
          </table:table-cell>
          <table:table-cell/>
          <table:table-cell table:style-name="ce13" table:formula="of:=[.C54]*[.G54]" office:value-type="float" office:value="-72" calcext:value-type="float">
            <text:p>-72</text:p>
          </table:table-cell>
          <table:table-cell table:style-name="ce13" table:formula="of:=[.D54]*[.H54]" office:value-type="float" office:value="0" calcext:value-type="float">
            <text:p>0</text:p>
          </table:table-cell>
          <table:table-cell table:style-name="ce13" table:formula="of:=[.E54]*[.I54]"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G<text:span text:style-name="T1">x</text:span> = 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98" calcext:value-type="float">
            <text:p>98</text:p>
          </table:table-cell>
          <table:table-cell office:value-type="string" calcext:value-type="string">
            <text:p>'=</text:p>
          </table:table-cell>
          <table:table-cell table:style-name="ce13" table:formula="of:=[.C55]*[.G55]" office:value-type="float" office:value="-138" calcext:value-type="float">
            <text:p>-138</text:p>
          </table:table-cell>
          <table:table-cell table:style-name="ce13" table:formula="of:=[.D55]*[.H55]" office:value-type="float" office:value="0" calcext:value-type="float">
            <text:p>0</text:p>
          </table:table-cell>
          <table:table-cell table:style-name="ce13" table:formula="of:=[.E55]*[.I55]" office:value-type="float" office:value="196" calcext:value-type="float">
            <text:p>196</text:p>
          </table:table-cell>
          <table:table-cell office:value-type="string" calcext:value-type="string">
            <text:p>'=</text:p>
          </table:table-cell>
          <table:table-cell table:formula="of:=SUM([.K54:.M56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17" calcext:value-type="float">
            <text:p>117</text:p>
          </table:table-cell>
          <table:table-cell/>
          <table:table-cell table:style-name="ce13" table:formula="of:=[.C56]*[.G56]" office:value-type="float" office:value="-69" calcext:value-type="float">
            <text:p>-69</text:p>
          </table:table-cell>
          <table:table-cell table:style-name="ce13" table:formula="of:=[.D56]*[.H56]" office:value-type="float" office:value="0" calcext:value-type="float">
            <text:p>0</text:p>
          </table:table-cell>
          <table:table-cell table:style-name="ce13" table:formula="of:=[.E56]*[.I56]" office:value-type="float" office:value="117" calcext:value-type="float">
            <text:p>117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208" calcext:value-type="float">
            <text:p>208</text:p>
          </table:table-cell>
          <table:table-cell/>
          <table:table-cell table:style-name="ce13" table:formula="of:=[.C60]*[.G60]" office:value-type="float" office:value="-91" calcext:value-type="float">
            <text:p>-91</text:p>
          </table:table-cell>
          <table:table-cell table:style-name="ce13" table:formula="of:=[.D60]*[.H60]" office:value-type="float" office:value="0" calcext:value-type="float">
            <text:p>0</text:p>
          </table:table-cell>
          <table:table-cell table:style-name="ce13" table:formula="of:=[.E60]*[.I60]" office:value-type="float" office:value="208" calcext:value-type="float">
            <text:p>208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G<text:span text:style-name="T1">x</text:span> = 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247" calcext:value-type="float">
            <text:p>247</text:p>
          </table:table-cell>
          <table:table-cell office:value-type="string" calcext:value-type="string">
            <text:p>'=</text:p>
          </table:table-cell>
          <table:table-cell table:style-name="ce13" table:formula="of:=[.C61]*[.G61]" office:value-type="float" office:value="-266" calcext:value-type="float">
            <text:p>-266</text:p>
          </table:table-cell>
          <table:table-cell table:style-name="ce13" table:formula="of:=[.D61]*[.H61]" office:value-type="float" office:value="0" calcext:value-type="float">
            <text:p>0</text:p>
          </table:table-cell>
          <table:table-cell table:style-name="ce13" table:formula="of:=[.E61]*[.I61]" office:value-type="float" office:value="494" calcext:value-type="float">
            <text:p>494</text:p>
          </table:table-cell>
          <table:table-cell office:value-type="string" calcext:value-type="string">
            <text:p>'=</text:p>
          </table:table-cell>
          <table:table-cell table:formula="of:=SUM([.K60:.M62])" office:value-type="float" office:value="440" calcext:value-type="float">
            <text:p>440</text:p>
          </table:table-cell>
        </table:table-row>
        <table:table-row table:style-name="ro1">
          <table:table-cell table:number-columns-repeated="2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212" calcext:value-type="float">
            <text:p>212</text:p>
          </table:table-cell>
          <table:table-cell/>
          <table:table-cell table:style-name="ce13" table:formula="of:=[.C62]*[.G62]" office:value-type="float" office:value="-117" calcext:value-type="float">
            <text:p>-117</text:p>
          </table:table-cell>
          <table:table-cell table:style-name="ce13" table:formula="of:=[.D62]*[.H62]" office:value-type="float" office:value="0" calcext:value-type="float">
            <text:p>0</text:p>
          </table:table-cell>
          <table:table-cell table:style-name="ce13" table:formula="of:=[.E62]*[.I62]" office:value-type="float" office:value="212" calcext:value-type="float">
            <text:p>212</text:p>
          </table:table-cell>
          <table:table-cell table:number-columns-repeated="2"/>
        </table:table-row>
        <table:table-row table:style-name="ro1" table:number-rows-repeated="104851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ladimir Robles-Bykbaev</meta:initial-creator>
    <meta:creation-date>2022-01-13T16:27:01.544687847</meta:creation-date>
    <dc:date>2022-01-13T18:31:01.075875858</dc:date>
    <dc:creator>Vladimir Robles-Bykbaev</dc:creator>
    <meta:editing-duration>PT1H13M9S</meta:editing-duration>
    <meta:editing-cycles>1</meta:editing-cycles>
    <meta:document-statistic meta:table-count="1" meta:cell-count="339" meta:object-count="2"/>
    <meta:generator>LibreOffice/6.4.7.2$Linux_X86_64 LibreOffice_project/40$Build-2</meta:generator>
  </office:meta>
</office:document-meta>
</file>